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008000" draw:fill="solid" draw:fill-color="#008000" draw:textarea-horizontal-align="justify" draw:textarea-vertical-align="middle" draw:auto-grow-height="false"/>
    </style:style>
    <style:style style:name="gr3" style:family="graphic" style:parent-style-name="standard">
      <style:graphic-properties svg:stroke-color="#800000" draw:fill="solid" draw:fill-color="#b80047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Dashed_20__28_var_29_" svg:stroke-width="0.127cm" svg:stroke-color="#000099" draw:marker-start-width="0.39cm" draw:marker-end-width="0.39cm" draw:fill="none" draw:fill-color="#cc0000" draw:textarea-vertical-align="middle" fo:padding-top="0.188cm" fo:padding-bottom="0.188cm" fo:padding-left="0.313cm" fo:padding-right="0.313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Object_20_with_20_no_20_fill_20_and_20_no_20_line">
      <style:graphic-properties draw:stroke="solid" svg:stroke-color="#000000" draw:textarea-vertical-align="middle" draw:ole-draw-aspect="1" style:protect="size"/>
    </style:style>
    <style:style style:name="gr7" style:family="graphic" style:parent-style-name="standard">
      <style:graphic-properties svg:stroke-color="#355e00" draw:fill="solid" draw:fill-color="#008000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Dashed_20__28_var_29_" svg:stroke-width="0.152cm" svg:stroke-color="#000099" draw:marker-start-width="0.428cm" draw:marker-end-width="0.428cm" draw:fill="none" draw:fill-color="#cc0000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svg:stroke-width="0.076cm" svg:stroke-color="#800000" draw:marker-start-width="0.315cm" draw:marker-end-width="0.315cm" draw:fill="none" draw:fill-color="#dc2300" draw:textarea-horizontal-align="justify" draw:textarea-vertical-align="middle" draw:auto-grow-height="false" fo:padding-top="0.164cm" fo:padding-bottom="0.164cm" fo:padding-left="0.289cm" fo:padding-right="0.289cm"/>
    </style:style>
    <style:style style:name="gr10" style:family="graphic" style:parent-style-name="standard">
      <style:graphic-properties svg:stroke-width="0.076cm" svg:stroke-color="#355e00" draw:marker-start-width="0.315cm" draw:marker-end-width="0.315cm" draw:fill="none" draw:fill-color="#cc0000" draw:textarea-horizontal-align="justify" draw:textarea-vertical-align="middle" draw:auto-grow-height="false" fo:padding-top="0.164cm" fo:padding-bottom="0.164cm" fo:padding-left="0.289cm" fo:padding-right="0.289cm"/>
    </style:style>
    <style:style style:name="gr11" style:family="graphic" style:parent-style-name="objectwithoutfill">
      <style:graphic-properties svg:stroke-color="#000099" draw:fill="none" draw:fill-color="#cc0000" draw:textarea-vertical-align="middle"/>
    </style:style>
    <style:style style:name="gr12" style:family="graphic" style:parent-style-name="objectwithoutfill">
      <style:graphic-properties svg:stroke-width="0.051cm" svg:stroke-color="#800000" draw:marker-start-width="0.276cm" draw:marker-end="Arrow" draw:marker-end-width="0.376cm" draw:fill="solid" draw:fill-color="#dc2300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color="#355e00" draw:marker-end="Arrow" draw:marker-end-width="0.3cm" draw:fill="none" draw:fill-color="#cc0000" draw:textarea-vertical-align="middle"/>
    </style:style>
    <style:style style:name="gr14" style:family="graphic" style:parent-style-name="Object_20_with_20_no_20_fill_20_and_20_no_20_line">
      <style:graphic-properties draw:stroke="solid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059cm" svg:y1="9.707cm" svg:x2="12.13cm" svg:y2="9.763cm">
          <text:p/>
        </draw:line>
        <draw:line draw:style-name="gr1" draw:text-style-name="P1" draw:layer="layout" svg:x1="1.059cm" svg:y1="9.707cm" svg:x2="1.081cm" svg:y2="0.365cm">
          <text:p/>
        </draw:line>
        <draw:custom-shape draw:style-name="gr2" draw:text-style-name="P1" draw:layer="layout" svg:width="0.508cm" svg:height="0.508cm" svg:x="2.199cm" svg:y="3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4.9cm" svg:y="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3.1cm" svg:y="5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3.601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6.301cm" svg:y="4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5.802cm" svg:y="3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3.902cm" svg:y="6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5.003cm" svg:y="8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5.503cm" svg:y="6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5.904cm" svg:y="7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304cm" svg:y="7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6.704cm" svg:y="3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505cm" svg:y="6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875cm" svg:y1="9.001cm" svg:x2="7.812cm" svg:y2="1.508cm">
          <text:p/>
        </draw:line>
        <draw:custom-shape draw:style-name="gr2" draw:text-style-name="P1" draw:layer="layout" svg:width="0.508cm" svg:height="0.508cm" svg:x="6.003cm" svg:y="2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985cm" svg:height="1.299cm" svg:x="10.891cm" svg:y="9.89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5" draw:text-style-name="P1" draw:layer="layout" svg:width="1.078cm" svg:height="1.299cm" svg:x="-0.064cm" svg:y="0.656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line draw:style-name="gr4" draw:text-style-name="P1" draw:layer="layout" svg:x1="5.526cm" svg:y1="9.001cm" svg:x2="5.653cm" svg:y2="1.635cm">
          <text:p/>
        </draw:line>
        <draw:line draw:style-name="gr4" draw:text-style-name="P1" draw:layer="layout" svg:x1="9.59cm" svg:y1="6.588cm" svg:x2="1.97cm" svg:y2="5.064cm">
          <text:p/>
        </draw:line>
        <draw:line draw:style-name="gr4" draw:text-style-name="P1" draw:layer="layout" svg:x1="9.463cm" svg:y1="4.048cm" svg:x2="2.097cm" svg:y2="5.699cm">
          <text:p/>
        </draw:line>
        <draw:frame draw:style-name="gr6" draw:text-style-name="P1" draw:layer="layout" svg:width="2.398cm" svg:height="1.114cm" svg:x="1.462cm" svg:y="1.335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5" draw:text-style-name="P1" draw:layer="layout" svg:width="2.372cm" svg:height="1.238cm" svg:x="4.383cm" svg:y="0.492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5" draw:text-style-name="P1" draw:layer="layout" svg:width="2.372cm" svg:height="1.238cm" svg:x="7.88cm" svg:y="0.746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5" draw:text-style-name="P1" draw:layer="layout" svg:width="2.33cm" svg:height="1.238cm" svg:x="9.463cm" svg:y="3.413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5" draw:text-style-name="P1" draw:layer="layout" svg:width="2.358cm" svg:height="1.238cm" svg:x="9.504cm" svg:y="5.953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</draw:page>
      <draw:page draw:name="page2" draw:style-name="dp1" draw:master-page-name="Default">
        <draw:line draw:style-name="gr1" draw:text-style-name="P1" draw:layer="layout" svg:x1="0.859cm" svg:y1="9.707cm" svg:x2="11.93cm" svg:y2="9.763cm">
          <text:p/>
        </draw:line>
        <draw:line draw:style-name="gr1" draw:text-style-name="P1" draw:layer="layout" svg:x1="0.859cm" svg:y1="9.707cm" svg:x2="0.881cm" svg:y2="0.365cm">
          <text:p/>
        </draw:line>
        <draw:custom-shape draw:style-name="gr7" draw:text-style-name="P1" draw:layer="layout" svg:width="0.508cm" svg:height="0.508cm" svg:x="1.899cm" svg:y="3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8cm" svg:x="4.7cm" svg:y="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8cm" svg:x="2.9cm" svg:y="5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8cm" svg:x="3.401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8cm" svg:x="6.301cm" svg:y="4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8cm" svg:x="5.302cm" svg:y="3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3.702cm" svg:y="6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4.803cm" svg:y="8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5.303cm" svg:y="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5.904cm" svg:y="7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204cm" svg:y="8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6.504cm" svg:y="3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505cm" svg:y="6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.516cm" svg:y1="7.858cm" svg:x2="10.152cm" svg:y2="3.286cm">
          <text:p/>
        </draw:line>
        <draw:custom-shape draw:style-name="gr9" draw:text-style-name="P1" draw:layer="layout" svg:width="0.77cm" svg:height="0.816cm" svg:x="5.809cm" svg:y="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7cm" svg:height="0.816cm" svg:x="4.21cm" svg:y="3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8cm" svg:x="5.803cm" svg:y="2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4.812cm" svg:y1="4.533cm" svg:x2="5.955cm" svg:y2="6.692cm">
          <text:p/>
        </draw:line>
        <draw:frame draw:style-name="gr5" draw:text-style-name="P1" draw:layer="layout" svg:width="4.056cm" svg:height="0.944cm" svg:x="2.332cm" svg:y="0.99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line draw:style-name="gr12" draw:text-style-name="P1" draw:layer="layout" svg:x1="6.588cm" svg:y1="7.223cm" svg:x2="9.001cm" svg:y2="7.985cm">
          <text:p/>
        </draw:line>
        <draw:line draw:style-name="gr13" draw:text-style-name="P1" draw:layer="layout" svg:x1="4.431cm" svg:y1="3.771cm" svg:x2="3.796cm" svg:y2="1.866cm">
          <text:p/>
        </draw:line>
        <draw:frame draw:style-name="gr14" draw:text-style-name="P1" draw:layer="layout" svg:width="2.372cm" svg:height="1.311cm" svg:x="8.755cm" svg:y="1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frame draw:style-name="gr5" draw:text-style-name="P1" draw:layer="layout" svg:width="0.895cm" svg:height="1.417cm" svg:x="10.152cm" svg:y="2.504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frame draw:style-name="gr5" draw:text-style-name="P1" draw:layer="layout" svg:width="4.311cm" svg:height="0.947cm" svg:x="7.738cm" svg:y="7.985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draw:frame draw:style-name="gr5" draw:text-style-name="P1" draw:layer="layout" svg:width="0.985cm" svg:height="1.299cm" svg:x="10.892cm" svg:y="9.891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draw:frame draw:style-name="gr5" draw:text-style-name="P1" draw:layer="layout" svg:width="1.078cm" svg:height="1.299cm" svg:x="-0.064cm" svg:y="0.657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</draw:page>
      <draw:page draw:name="page3" draw:style-name="dp1" draw:master-page-name="Default">
        <draw:line draw:style-name="gr1" draw:text-style-name="P1" draw:layer="layout" svg:x1="0.859cm" svg:y1="9.707cm" svg:x2="11.93cm" svg:y2="9.763cm">
          <text:p/>
        </draw:line>
        <draw:line draw:style-name="gr1" draw:text-style-name="P1" draw:layer="layout" svg:x1="0.859cm" svg:y1="9.707cm" svg:x2="0.881cm" svg:y2="0.365cm">
          <text:p/>
        </draw:line>
        <draw:custom-shape draw:style-name="gr7" draw:text-style-name="P1" draw:layer="layout" svg:width="0.508cm" svg:height="0.508cm" svg:x="1.899cm" svg:y="3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8cm" svg:x="4.7cm" svg:y="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8cm" svg:x="2.9cm" svg:y="5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8cm" svg:x="3.401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8cm" svg:x="6.301cm" svg:y="4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8cm" svg:x="5.302cm" svg:y="3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3.702cm" svg:y="6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4.803cm" svg:y="8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5.303cm" svg:y="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5.904cm" svg:y="7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204cm" svg:y="8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6.504cm" svg:y="3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505cm" svg:y="6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8cm" svg:x="5.803cm" svg:y="2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985cm" svg:height="1.299cm" svg:x="10.892cm" svg:y="9.891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5" draw:text-style-name="P1" draw:layer="layout" svg:width="1.078cm" svg:height="1.299cm" svg:x="-0.064cm" svg:y="0.657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line draw:style-name="gr4" draw:text-style-name="P1" draw:layer="layout" svg:x1="3.794cm" svg:y1="8.747cm" svg:x2="5.826cm" svg:y2="1.889cm">
          <text:p/>
        </draw:line>
        <draw:line draw:style-name="gr4" draw:text-style-name="P1" draw:layer="layout" svg:x1="2.27cm" svg:y1="8.366cm" svg:x2="7.858cm" svg:y2="1.889cm">
          <text:p/>
        </draw:line>
        <draw:line draw:style-name="gr4" draw:text-style-name="P1" draw:layer="layout" svg:x1="9.255cm" svg:y1="6.588cm" svg:x2="1.381cm" svg:y2="4.302cm">
          <text:p/>
        </draw:line>
        <draw:line draw:style-name="gr4" draw:text-style-name="P1" draw:layer="layout" svg:x1="9.382cm" svg:y1="3.921cm" svg:x2="1.254cm" svg:y2="5.064cm">
          <text:p/>
        </draw:line>
        <draw:frame draw:style-name="gr6" draw:text-style-name="P1" draw:layer="layout" svg:width="2.398cm" svg:height="1.114cm" svg:x="1.461cm" svg:y="1.336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5" draw:text-style-name="P1" draw:layer="layout" svg:width="2.372cm" svg:height="1.238cm" svg:x="4.382cm" svg:y="0.493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5" draw:text-style-name="P1" draw:layer="layout" svg:width="2.372cm" svg:height="1.238cm" svg:x="7.879cm" svg:y="0.74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5" draw:text-style-name="P1" draw:layer="layout" svg:width="2.33cm" svg:height="1.238cm" svg:x="9.462cm" svg:y="3.414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5" draw:text-style-name="P1" draw:layer="layout" svg:width="2.358cm" svg:height="1.238cm" svg:x="9.503cm" svg:y="5.954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2.192cm" fo:page-height="11.1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lhuang </meta:initial-creator>
    <meta:creation-date>2016-12-08T16:42:39.195221428</meta:creation-date>
    <dc:date>2017-07-05T16:56:06</dc:date>
    <meta:editing-duration>PT2H35M22S</meta:editing-duration>
    <meta:editing-cycles>21</meta:editing-cycles>
    <meta:generator>OpenOffice.org/3.4$Unix OpenOffice.org_project/340m1$Build-9590</meta:generator>
    <meta:document-statistic meta:object-count="82"/>
  </office:meta>
</office:document-meta>
</file>

<file path=Object 1/content.xml><?xml version="1.0" encoding="utf-8"?>
<math xmlns="http://www.w3.org/1998/Math/MathML">
  <semantics>
    <mrow>
      <mstyle color="green">
        <mrow>
          <mrow>
            <mrow>
              <msubsup>
                <mo stretchy="false">μ</mo>
                <mrow>
                  <mi>i</mi>
                  <mi>,</mi>
                  <mi>j</mi>
                </mrow>
                <mrow>
                  <mrow>
                    <mo stretchy="false">+</mo>
                    <mstyle color="white">
                      <mrow>
                        <mrow>
                          <mi>.</mi>
                        </mrow>
                      </mrow>
                    </mstyle>
                  </mrow>
                </mrow>
              </msubsup>
              <mo stretchy="false">=</mo>
              <mstyle color="white">
                <mrow>
                  <mrow>
                    <mi>.</mi>
                  </mrow>
                </mrow>
              </mstyle>
            </mrow>
          </mrow>
        </mrow>
      </mstyle>
      <mstyle color="green">
        <mrow>
          <mrow>
            <mrow>
              <mo stretchy="false">(</mo>
              <mrow>
                <msubsup>
                  <mi>M</mi>
                  <mi>i</mi>
                  <mrow>
                    <mo stretchy="false">+</mo>
                    <mi>,</mi>
                  </mrow>
                </msubsup>
                <msubsup>
                  <mi>M</mi>
                  <mi>j</mi>
                  <mrow>
                    <mo stretchy="false">+</mo>
                    <mstyle color="white">
                      <mrow>
                        <mrow/>
                      </mrow>
                    </mstyle>
                  </mrow>
                </msubsup>
              </mrow>
              <mo stretchy="false">)</mo>
            </mrow>
          </mrow>
        </mrow>
      </mstyle>
    </mrow>
    <annotation encoding="StarMath 5.0">color green  { %mu _{i,j}^{+ color white {.}} = color white {.}} color green {(M_i^+, M_j^+ color white {})} </annotation>
  </semantics>
</math>
</file>

<file path=Object 10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11/content.xml><?xml version="1.0" encoding="utf-8"?>
<math xmlns="http://www.w3.org/1998/Math/MathML">
  <semantics>
    <mrow>
      <msub>
        <mi>f</mi>
        <mi>i</mi>
      </msub>
    </mrow>
    <annotation encoding="StarMath 5.0">f_i</annotation>
  </semantics>
</math>
</file>

<file path=Object 12/content.xml><?xml version="1.0" encoding="utf-8"?>
<math xmlns="http://www.w3.org/1998/Math/MathML">
  <semantics>
    <mrow>
      <msub>
        <mi>f</mi>
        <mi>j</mi>
      </msub>
    </mrow>
    <annotation encoding="StarMath 5.0">f_j</annotation>
  </semantics>
</math>
</file>

<file path=Object 13/content.xml><?xml version="1.0" encoding="utf-8"?>
<math xmlns="http://www.w3.org/1998/Math/MathML">
  <semantics>
    <mrow>
      <mstyle color="blue">
        <mrow>
          <mrow>
            <mrow>
              <msubsup>
                <mo stretchy="false">θ</mo>
                <mrow>
                  <mi>i</mi>
                  <mi>,</mi>
                  <mi>j</mi>
                </mrow>
                <mrow>
                  <mo stretchy="false">ℓ</mo>
                </mrow>
              </msubsup>
              <mo stretchy="false">=</mo>
              <mn>12</mn>
            </mrow>
          </mrow>
        </mrow>
      </mstyle>
    </mrow>
    <annotation encoding="StarMath 5.0">color blue { %theta _{i,j}^{%Ux2113} = 12}</annotation>
  </semantics>
</math>
</file>

<file path=Object 14/content.xml><?xml version="1.0" encoding="utf-8"?>
<math xmlns="http://www.w3.org/1998/Math/MathML" display="block">
  <semantics>
    <msub>
      <mi>f</mi>
      <mi>j</mi>
    </msub>
    <annotation encoding="StarMath 5.0">f_j</annotation>
  </semantics>
</math>
</file>

<file path=Object 15/content.xml><?xml version="1.0" encoding="utf-8"?>
<math xmlns="http://www.w3.org/1998/Math/MathML" display="block">
  <semantics>
    <mstyle color="blue">
      <mrow>
        <msubsup>
          <mi mathvariant="normal">θ</mi>
          <mrow>
            <mi>i</mi>
            <mi>,</mi>
            <mi>j</mi>
          </mrow>
          <mi mathvariant="normal">ℓ</mi>
        </msubsup>
        <mo stretchy="false">=</mo>
        <mn>12</mn>
      </mrow>
    </mstyle>
    <annotation encoding="StarMath 5.0">color blue { %theta _{i,j}^{%Ux2113} = 12}</annotation>
  </semantics>
</math>
</file>

<file path=Object 16/content.xml><?xml version="1.0" encoding="utf-8"?>
<math xmlns="http://www.w3.org/1998/Math/MathML">
  <semantics>
    <mrow>
      <mstyle color="fuchsia">
        <mrow>
          <mrow>
            <mrow>
              <msubsup>
                <mo stretchy="false">θ</mo>
                <mrow>
                  <mi>i</mi>
                  <mi>,</mi>
                  <mi>j</mi>
                </mrow>
                <mrow>
                  <mover accent="true">
                    <mrow>
                      <mo stretchy="false">ℓ</mo>
                    </mrow>
                    <mo stretchy="false">̂</mo>
                  </mover>
                </mrow>
              </msubsup>
              <mo stretchy="false">=</mo>
              <mn>13</mn>
            </mrow>
          </mrow>
        </mrow>
      </mstyle>
    </mrow>
    <annotation encoding="StarMath 5.0">color magenta  { %theta _{i,j}^{widehat{%Ux2113}} = 13}</annotation>
  </semantics>
</math>
</file>

<file path=Object 17/content.xml><?xml version="1.0" encoding="utf-8"?>
<math xmlns="http://www.w3.org/1998/Math/MathML" display="block">
  <semantics>
    <mstyle color="blue">
      <mover accent="true">
        <mi mathvariant="normal">ℓ</mi>
        <mo stretchy="true">^</mo>
      </mover>
    </mstyle>
    <annotation encoding="StarMath 5.0">  color blue {widehat { %Ux2113 }  }</annotation>
  </semantics>
</math>
</file>

<file path=Object 18/content.xml><?xml version="1.0" encoding="utf-8"?>
<math xmlns="http://www.w3.org/1998/Math/MathML">
  <semantics>
    <mrow>
      <mstyle color="red">
        <mrow>
          <mrow>
            <mrow>
              <msubsup>
                <mo stretchy="false">μ</mo>
                <mrow>
                  <mi>i</mi>
                  <mi>,</mi>
                  <mi>j</mi>
                </mrow>
                <mrow>
                  <mrow>
                    <mo stretchy="false">−</mo>
                    <mstyle color="white">
                      <mrow>
                        <mrow>
                          <mi>.</mi>
                        </mrow>
                      </mrow>
                    </mstyle>
                  </mrow>
                </mrow>
              </msubsup>
              <mo stretchy="false">=</mo>
              <mstyle color="white">
                <mrow>
                  <mrow>
                    <mi>.</mi>
                  </mrow>
                </mrow>
              </mstyle>
            </mrow>
          </mrow>
        </mrow>
      </mstyle>
      <mstyle color="red">
        <mrow>
          <mrow>
            <mrow>
              <mo stretchy="false">(</mo>
              <mrow>
                <mstyle color="white">
                  <mrow>
                    <mrow/>
                  </mrow>
                </mstyle>
                <msubsup>
                  <mi>M</mi>
                  <mi>i</mi>
                  <mrow>
                    <mo stretchy="false">−</mo>
                    <mi>,</mi>
                  </mrow>
                </msubsup>
                <msubsup>
                  <mi>M</mi>
                  <mi>j</mi>
                  <mrow>
                    <mo stretchy="false">−</mo>
                    <mstyle color="white">
                      <mrow>
                        <mrow/>
                      </mrow>
                    </mstyle>
                  </mrow>
                </msubsup>
              </mrow>
              <mo stretchy="false">)</mo>
            </mrow>
          </mrow>
        </mrow>
      </mstyle>
    </mrow>
    <annotation encoding="StarMath 5.0">color red  { %mu _{i,j}^{- color white {.}} = color white {.}} color red {(color white {} M_i^-, M_j^- color white {})} </annotation>
  </semantics>
</math>
</file>

<file path=Object 19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2/content.xml><?xml version="1.0" encoding="utf-8"?>
<math xmlns="http://www.w3.org/1998/Math/MathML" display="block">
  <semantics>
    <mstyle color="fuchsia">
      <mrow>
        <msub>
          <mi mathvariant="normal">θ</mi>
          <mrow>
            <mi>i</mi>
            <mi>,</mi>
            <mi>j</mi>
          </mrow>
        </msub>
        <mo stretchy="false">=</mo>
        <mn>13</mn>
      </mrow>
    </mstyle>
    <annotation encoding="StarMath 5.0">color magenta  { %theta_{i,j} = 13}</annotation>
  </semantics>
</math>
</file>

<file path=Object 20/content.xml><?xml version="1.0" encoding="utf-8"?>
<math xmlns="http://www.w3.org/1998/Math/MathML" display="block">
  <semantics>
    <msub>
      <mi>f</mi>
      <mi>j</mi>
    </msub>
    <annotation encoding="StarMath 5.0">f_j</annotation>
  </semantics>
</math>
</file>

<file path=Object 3/content.xml><?xml version="1.0" encoding="utf-8"?>
<math xmlns="http://www.w3.org/1998/Math/MathML" display="block">
  <semantics>
    <mstyle color="blue">
      <mrow>
        <msubsup>
          <mi mathvariant="normal">θ</mi>
          <mrow>
            <mi>i</mi>
            <mi>,</mi>
            <mi>j</mi>
          </mrow>
          <mi mathvariant="normal">ℓ</mi>
        </msubsup>
        <mo stretchy="false">=</mo>
        <mn>10</mn>
      </mrow>
    </mstyle>
    <annotation encoding="StarMath 5.0">color blue { %theta _{i,j}^{%Ux2113} = 10}</annotation>
  </semantics>
</math>
</file>

<file path=Object 4/content.xml><?xml version="1.0" encoding="utf-8"?>
<math xmlns="http://www.w3.org/1998/Math/MathML" display="block">
  <semantics>
    <mstyle color="blue">
      <mrow>
        <msubsup>
          <mi mathvariant="normal">θ</mi>
          <mrow>
            <mi>i</mi>
            <mi>,</mi>
            <mi>j</mi>
          </mrow>
          <mi mathvariant="normal">ℓ</mi>
        </msubsup>
        <mo stretchy="false">=</mo>
        <mn>13</mn>
      </mrow>
    </mstyle>
    <annotation encoding="StarMath 5.0">color blue { %theta _{i,j}^{%Ux2113} = 13}</annotation>
  </semantics>
</math>
</file>

<file path=Object 5/content.xml><?xml version="1.0" encoding="utf-8"?>
<math xmlns="http://www.w3.org/1998/Math/MathML">
  <semantics>
    <mrow>
      <mstyle color="blue">
        <mrow>
          <mrow>
            <mrow>
              <msubsup>
                <mo stretchy="false">θ</mo>
                <mrow>
                  <mi>i</mi>
                  <mi>,</mi>
                  <mi>j</mi>
                </mrow>
                <mrow>
                  <mo stretchy="false">ℓ</mo>
                </mrow>
              </msubsup>
              <mo stretchy="false">=</mo>
              <mn>10</mn>
            </mrow>
          </mrow>
        </mrow>
      </mstyle>
    </mrow>
    <annotation encoding="StarMath 5.0">color blue { %theta _{i,j}^{%Ux2113} = 10}</annotation>
  </semantics>
</math>
</file>

<file path=Object 6/content.xml><?xml version="1.0" encoding="utf-8"?>
<math xmlns="http://www.w3.org/1998/Math/MathML">
  <semantics>
    <mrow>
      <mstyle color="blue">
        <mrow>
          <mrow>
            <mrow>
              <msubsup>
                <mo stretchy="false">θ</mo>
                <mrow>
                  <mi>i</mi>
                  <mi>,</mi>
                  <mi>j</mi>
                </mrow>
                <mrow>
                  <mo stretchy="false">ℓ</mo>
                </mrow>
              </msubsup>
              <mo stretchy="false">=</mo>
              <mn>11</mn>
            </mrow>
          </mrow>
        </mrow>
      </mstyle>
    </mrow>
    <annotation encoding="StarMath 5.0">color blue { %theta _{i,j}^{%Ux2113} = 11}</annotation>
  </semantics>
</math>
</file>

<file path=Object 7/content.xml><?xml version="1.0" encoding="utf-8"?>
<math xmlns="http://www.w3.org/1998/Math/MathML" display="block">
  <semantics>
    <mstyle color="blue">
      <mrow>
        <msubsup>
          <mi mathvariant="normal">θ</mi>
          <mrow>
            <mi>i</mi>
            <mi>,</mi>
            <mi>j</mi>
          </mrow>
          <mi mathvariant="normal">ℓ</mi>
        </msubsup>
        <mo stretchy="false">=</mo>
        <mn>11</mn>
      </mrow>
    </mstyle>
    <annotation encoding="StarMath 5.0">color blue { %theta _{i,j}^{%Ux2113} = 11}</annotation>
  </semantics>
</math>
</file>

<file path=Object 8/content.xml><?xml version="1.0" encoding="utf-8"?>
<math xmlns="http://www.w3.org/1998/Math/MathML">
  <semantics>
    <mrow>
      <mstyle color="fuchsia">
        <mrow>
          <mrow>
            <mrow>
              <msub>
                <mo stretchy="false">θ</mo>
                <mrow>
                  <mi>i</mi>
                  <mi>,</mi>
                  <mi>j</mi>
                </mrow>
              </msub>
              <mo stretchy="false">=</mo>
              <mn>13</mn>
            </mrow>
          </mrow>
        </mrow>
      </mstyle>
    </mrow>
    <annotation encoding="StarMath 5.0">color magenta  { %theta_{i,j} = 13}</annotation>
  </semantics>
</math>
</file>

<file path=Object 9/content.xml><?xml version="1.0" encoding="utf-8"?>
<math xmlns="http://www.w3.org/1998/Math/MathML">
  <semantics>
    <mrow>
      <mstyle color="blue">
        <mrow>
          <mrow>
            <mrow>
              <msubsup>
                <mo stretchy="false">θ</mo>
                <mrow>
                  <mi>i</mi>
                  <mi>,</mi>
                  <mi>j</mi>
                </mrow>
                <mrow>
                  <mo stretchy="false">ℓ</mo>
                </mrow>
              </msubsup>
              <mo stretchy="false">=</mo>
              <mn>13</mn>
            </mrow>
          </mrow>
        </mrow>
      </mstyle>
    </mrow>
    <annotation encoding="StarMath 5.0">color blue { %theta _{i,j}^{%Ux2113} = 13}</annotation>
  </semantics>
</math>
</file>